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MS Mincho" svg:font-family="'MS Mincho'" style:font-family-generic="modern" style:font-pitch="fixed"/>
    <style:font-face style:name="HG正楷書体-PRO" svg:font-family="HG正楷書体-PRO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MS Mincho1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HG正楷書体-PRO" fo:font-size="13pt" style:font-name-asian="HG正楷書体-PRO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N MICROSYSTEMS, INC.</text:p>
      <text:p text:style-name="P1"/>
      <text:p text:style-name="P1">バイナリコードライセンス契約書</text:p>
      <text:p text:style-name="P1">JAVA 2 PLATFORM STANDARD EDITION RUNTIME ENVIRONMENT 5.0 用</text:p>
      <text:p text:style-name="P1"/>
      <text:p text:style-name="P1">SUN MICROSYSTEMS, INC (以下「SUN」とする) は、お客様が本バイナリコード ライセンス契約および補足ライセンス条項 (以下集合的に「契約書」とする) のすべてを受諾することを条件として、お客様に対し、以下のソフトウェアの使用権を許諾します。ご使用前に契約書をよくお読みください。本ソフトウェアをダウンロードまたはインストールすることは、契約書条項を受諾したものとみなされます。契約書下端にある「同意する」ボタンを選択して、受諾してください。受諾できない条項がある場合、契約書下端にある「同意しない」ボタンを選択すると、ダウンロードまたはインストールが中断されます。</text:p>
      <text:p text:style-name="P1"/>
      <text:p text:style-name="P1">1.<text:tab/>定義。「ソフトウェア」とは、上記のバイナリ形式で提供される、機械可読の資料 (ライブラリ、ソースファイル、ヘッダーファイル、およびデータファイルを含むがそれらに限定されない) や、Sun が提供する最新情報または誤謬修正、ユーザ取扱説明書、プログラミング ガイドおよび Sun が本契約書の下に提供するその他の文書を意味します。「プログラム」とは、Java の可能な汎用デスクトップ コンピュータおよびサーバに搭載された Java 2 Platform Standard Edition (J2SE プラットフォーム) 上で作動するよう意図された Java アプレットおよびアプリケーションを指します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MS Mincho" svg:font-family="'MS Mincho'" style:font-family-generic="modern" style:font-pitch="fixed"/>
    <style:font-face style:name="HG正楷書体-PRO" svg:font-family="HG正楷書体-PRO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MS Mincho1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" fo:font-size="12pt" fo:language="en" fo:country="US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" fo:font-size="14pt" style:font-name-asian="MS Mincho1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5$Build-9073</meta:generator>
    <meta:initial-creator>j2 j2</meta:initial-creator>
    <meta:creation-date>2007-08-16T14:50:49</meta:creation-date>
    <dc:creator>j2 j2</dc:creator>
    <dc:date>2007-10-09T02:48:03</dc:date>
    <dc:language>en-US</dc:language>
    <meta:editing-cycles>6</meta:editing-cycles>
    <meta:editing-duration>PT8M3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5" meta:word-count="289" meta:character-count="693"/>
  </office:meta>
</office:document-meta>
</file>